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71e" officeooo:paragraph-rsid="0006e71e"/>
    </style:style>
    <style:style style:name="T1" style:family="text">
      <style:text-properties officeooo:rsid="0007ae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 <text:span text:style-name="T1">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2:37:54.307128358</meta:creation-date>
    <dc:date>2021-06-10T23:19:56.909871310</dc:date>
    <meta:editing-duration>PT42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